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0.77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ummary_time_a1_n0032" table:style-name="ta1">
        <table:shapes>
          <draw:frame draw:z-index="0" draw:style-name="gr1" draw:text-style-name="P1" svg:width="159.99mm" svg:height="89.99mm" svg:x="35.84mm" svg:y="95.81mm">
            <loext:p draw:notify-on-update-of-ranges="summary_time_a1_n0032.H4:summary_time_a1_n0032.H4 summary_time_a1_n0032.H5:summary_time_a1_n0032.H18 summary_time_a1_n0032.I4:summary_time_a1_n0032.I4 summary_time_a1_n0032.I5:summary_time_a1_n0032.I18 summary_time_a1_n0032.H4:summary_time_a1_n0032.H4 summary_time_a1_n0032.H5:summary_time_a1_n0032.H18 summary_time_a1_n0032.J4:summary_time_a1_n0032.J4 summary_time_a1_n0032.J5:summary_time_a1_n0032.J18 summary_time_a1_n0032.H4:summary_time_a1_n0032.H4 summary_time_a1_n0032.H5:summary_time_a1_n0032.H18 summary_time_a1_n0032.K4:summary_time_a1_n0032.K4 summary_time_a1_n0032.K5:summary_time_a1_n0032.K18 summary_time_a1_n0032.H4:summary_time_a1_n0032.H4 summary_time_a1_n0032.H5:summary_time_a1_n0032.H18 summary_time_a1_n0032.L4:summary_time_a1_n0032.L4 summary_time_a1_n0032.L5:summary_time_a1_n0032.L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#TI Threads vs. simulation time N^2=32^2, DT=50, A=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TX Simulation typ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TY number of threads (compact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reads\SimType</text:p>
          </table:table-cell>
          <table:table-cell table:style-name="ce1" office:value-type="string" calcext:value-type="string">
            <text:p>32x32</text:p>
          </table:table-cell>
          <table:table-cell table:style-name="ce1" office:value-type="string" calcext:value-type="string">
            <text:p>64x64</text:p>
          </table:table-cell>
          <table:table-cell table:style-name="ce1" office:value-type="string" calcext:value-type="string">
            <text:p>128x128</text:p>
          </table:table-cell>
          <table:table-cell table:style-name="ce1" office:value-type="string" calcext:value-type="string">
            <text:p>256x256</text:p>
          </table:table-cell>
          <table:table-cell table:number-columns-repeated="3"/>
          <table:table-cell table:style-name="ce1" office:value-type="string" calcext:value-type="string">
            <text:p>32x32</text:p>
          </table:table-cell>
          <table:table-cell table:style-name="ce1" office:value-type="string" calcext:value-type="string">
            <text:p>64x64</text:p>
          </table:table-cell>
          <table:table-cell table:style-name="ce1" office:value-type="string" calcext:value-type="string">
            <text:p>128x128</text:p>
          </table:table-cell>
          <table:table-cell table:style-name="ce1" office:value-type="string" calcext:value-type="string">
            <text:p>256x256</text:p>
          </table:table-cell>
        </table:table-row>
        <table:table-row table:style-name="ro1">
          <table:table-cell office:value-type="string" calcext:value-type="string">
            <text:p>1 cores (1 ranks / 1 threads)</text:p>
          </table:table-cell>
          <table:table-cell office:value-type="float" office:value="0.738103" calcext:value-type="float">
            <text:p>0.738103</text:p>
          </table:table-cell>
          <table:table-cell office:value-type="float" office:value="7.251054" calcext:value-type="float">
            <text:p>7.251054</text:p>
          </table:table-cell>
          <table:table-cell office:value-type="float" office:value="67.35878" calcext:value-type="float">
            <text:p>67.35878</text:p>
          </table:table-cell>
          <table:table-cell office:value-type="float" office:value="637.170217" calcext:value-type="float">
            <text:p>637.1702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B$5]/[.B5]" office:value-type="float" office:value="1" calcext:value-type="float">
            <text:p>1</text:p>
          </table:table-cell>
          <table:table-cell table:formula="of:=[.C$5]/[.C5]" office:value-type="float" office:value="1" calcext:value-type="float">
            <text:p>1</text:p>
          </table:table-cell>
          <table:table-cell table:formula="of:=[.D$5]/[.D5]" office:value-type="float" office:value="1" calcext:value-type="float">
            <text:p>1</text:p>
          </table:table-cell>
          <table:table-cell table:formula="of:=[.E$5]/[.E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 cores (1 ranks / 2 threads)</text:p>
          </table:table-cell>
          <table:table-cell office:value-type="float" office:value="2.679008" calcext:value-type="float">
            <text:p>2.679008</text:p>
          </table:table-cell>
          <table:table-cell office:value-type="float" office:value="9.184983" calcext:value-type="float">
            <text:p>9.184983</text:p>
          </table:table-cell>
          <table:table-cell office:value-type="float" office:value="49.212191" calcext:value-type="float">
            <text:p>49.212191</text:p>
          </table:table-cell>
          <table:table-cell office:value-type="float" office:value="374.492134" calcext:value-type="float">
            <text:p>374.49213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B$5]/[.B6]" office:value-type="float" office:value="0.275513548298475" calcext:value-type="float">
            <text:p>0.2755135483</text:p>
          </table:table-cell>
          <table:table-cell table:formula="of:=[.C$5]/[.C6]" office:value-type="float" office:value="0.789446643504947" calcext:value-type="float">
            <text:p>0.7894466435</text:p>
          </table:table-cell>
          <table:table-cell table:formula="of:=[.D$5]/[.D6]" office:value-type="float" office:value="1.36874174124863" calcext:value-type="float">
            <text:p>1.3687417412</text:p>
          </table:table-cell>
          <table:table-cell table:formula="of:=[.E$5]/[.E6]" office:value-type="float" office:value="1.70142483419959" calcext:value-type="float">
            <text:p>1.7014248342</text:p>
          </table:table-cell>
        </table:table-row>
        <table:table-row table:style-name="ro1">
          <table:table-cell office:value-type="string" calcext:value-type="string">
            <text:p>4 cores (1 ranks / 4 threads)</text:p>
          </table:table-cell>
          <table:table-cell office:value-type="float" office:value="2.996821" calcext:value-type="float">
            <text:p>2.996821</text:p>
          </table:table-cell>
          <table:table-cell office:value-type="float" office:value="8.50018" calcext:value-type="float">
            <text:p>8.50018</text:p>
          </table:table-cell>
          <table:table-cell office:value-type="float" office:value="36.688443" calcext:value-type="float">
            <text:p>36.688443</text:p>
          </table:table-cell>
          <table:table-cell office:value-type="float" office:value="225.464318" calcext:value-type="float">
            <text:p>225.4643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B$5]/[.B7]" office:value-type="float" office:value="0.246295324278627" calcext:value-type="float">
            <text:p>0.2462953243</text:p>
          </table:table-cell>
          <table:table-cell table:formula="of:=[.C$5]/[.C7]" office:value-type="float" office:value="0.853047111943512" calcext:value-type="float">
            <text:p>0.8530471119</text:p>
          </table:table-cell>
          <table:table-cell table:formula="of:=[.D$5]/[.D7]" office:value-type="float" office:value="1.83596725541065" calcext:value-type="float">
            <text:p>1.8359672554</text:p>
          </table:table-cell>
          <table:table-cell table:formula="of:=[.E$5]/[.E7]" office:value-type="float" office:value="2.82603572331122" calcext:value-type="float">
            <text:p>2.8260357233</text:p>
          </table:table-cell>
        </table:table-row>
        <table:table-row table:style-name="ro1">
          <table:table-cell office:value-type="string" calcext:value-type="string">
            <text:p>6 cores (1 ranks / 6 threads)</text:p>
          </table:table-cell>
          <table:table-cell office:value-type="float" office:value="3.49363" calcext:value-type="float">
            <text:p>3.49363</text:p>
          </table:table-cell>
          <table:table-cell office:value-type="float" office:value="9.238962" calcext:value-type="float">
            <text:p>9.238962</text:p>
          </table:table-cell>
          <table:table-cell office:value-type="float" office:value="36.424446" calcext:value-type="float">
            <text:p>36.424446</text:p>
          </table:table-cell>
          <table:table-cell office:value-type="float" office:value="164.991794" calcext:value-type="float">
            <text:p>164.99179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B$5]/[.B8]" office:value-type="float" office:value="0.211271084802913" calcext:value-type="float">
            <text:p>0.2112710848</text:p>
          </table:table-cell>
          <table:table-cell table:formula="of:=[.C$5]/[.C8]" office:value-type="float" office:value="0.784834270343357" calcext:value-type="float">
            <text:p>0.7848342703</text:p>
          </table:table-cell>
          <table:table-cell table:formula="of:=[.D$5]/[.D8]" office:value-type="float" office:value="1.84927397385811" calcext:value-type="float">
            <text:p>1.8492739739</text:p>
          </table:table-cell>
          <table:table-cell table:formula="of:=[.E$5]/[.E8]" office:value-type="float" office:value="3.86182974045364" calcext:value-type="float">
            <text:p>3.8618297405</text:p>
          </table:table-cell>
        </table:table-row>
        <table:table-row table:style-name="ro1">
          <table:table-cell office:value-type="string" calcext:value-type="string">
            <text:p>8 cores (1 ranks / 8 threads)</text:p>
          </table:table-cell>
          <table:table-cell office:value-type="float" office:value="3.775393" calcext:value-type="float">
            <text:p>3.775393</text:p>
          </table:table-cell>
          <table:table-cell office:value-type="float" office:value="9.170849" calcext:value-type="float">
            <text:p>9.170849</text:p>
          </table:table-cell>
          <table:table-cell office:value-type="float" office:value="34.193267" calcext:value-type="float">
            <text:p>34.193267</text:p>
          </table:table-cell>
          <table:table-cell office:value-type="float" office:value="143.192186" calcext:value-type="float">
            <text:p>143.19218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B$5]/[.B9]" office:value-type="float" office:value="0.195503620417795" calcext:value-type="float">
            <text:p>0.1955036204</text:p>
          </table:table-cell>
          <table:table-cell table:formula="of:=[.C$5]/[.C9]" office:value-type="float" office:value="0.790663328989497" calcext:value-type="float">
            <text:p>0.790663329</text:p>
          </table:table-cell>
          <table:table-cell table:formula="of:=[.D$5]/[.D9]" office:value-type="float" office:value="1.96994279604812" calcext:value-type="float">
            <text:p>1.969942796</text:p>
          </table:table-cell>
          <table:table-cell table:formula="of:=[.E$5]/[.E9]" office:value-type="float" office:value="4.44975549852979" calcext:value-type="float">
            <text:p>4.4497554985</text:p>
          </table:table-cell>
        </table:table-row>
        <table:table-row table:style-name="ro1">
          <table:table-cell office:value-type="string" calcext:value-type="string">
            <text:p>10 cores (1 ranks / 10 threads)</text:p>
          </table:table-cell>
          <table:table-cell office:value-type="float" office:value="3.920237" calcext:value-type="float">
            <text:p>3.920237</text:p>
          </table:table-cell>
          <table:table-cell office:value-type="float" office:value="10.498741" calcext:value-type="float">
            <text:p>10.498741</text:p>
          </table:table-cell>
          <table:table-cell office:value-type="float" office:value="27.99285" calcext:value-type="float">
            <text:p>27.99285</text:p>
          </table:table-cell>
          <table:table-cell office:value-type="float" office:value="124.060117" calcext:value-type="float">
            <text:p>124.06011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B$5]/[.B10]" office:value-type="float" office:value="0.188280198365558" calcext:value-type="float">
            <text:p>0.1882801984</text:p>
          </table:table-cell>
          <table:table-cell table:formula="of:=[.C$5]/[.C10]" office:value-type="float" office:value="0.69065938477766" calcext:value-type="float">
            <text:p>0.6906593848</text:p>
          </table:table-cell>
          <table:table-cell table:formula="of:=[.D$5]/[.D10]" office:value-type="float" office:value="2.40628517639326" calcext:value-type="float">
            <text:p>2.4062851764</text:p>
          </table:table-cell>
          <table:table-cell table:formula="of:=[.E$5]/[.E10]" office:value-type="float" office:value="5.135979494522" calcext:value-type="float">
            <text:p>5.1359794945</text:p>
          </table:table-cell>
        </table:table-row>
        <table:table-row table:style-name="ro1">
          <table:table-cell office:value-type="string" calcext:value-type="string">
            <text:p>12 cores (1 ranks / 12 threads)</text:p>
          </table:table-cell>
          <table:table-cell office:value-type="float" office:value="4.020212" calcext:value-type="float">
            <text:p>4.020212</text:p>
          </table:table-cell>
          <table:table-cell office:value-type="float" office:value="10.566144" calcext:value-type="float">
            <text:p>10.566144</text:p>
          </table:table-cell>
          <table:table-cell office:value-type="float" office:value="39.799772" calcext:value-type="float">
            <text:p>39.799772</text:p>
          </table:table-cell>
          <table:table-cell office:value-type="float" office:value="114.226451" calcext:value-type="float">
            <text:p>114.22645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B$5]/[.B11]" office:value-type="float" office:value="0.183598029158661" calcext:value-type="float">
            <text:p>0.1835980292</text:p>
          </table:table-cell>
          <table:table-cell table:formula="of:=[.C$5]/[.C11]" office:value-type="float" office:value="0.686253566106992" calcext:value-type="float">
            <text:p>0.6862535661</text:p>
          </table:table-cell>
          <table:table-cell table:formula="of:=[.D$5]/[.D11]" office:value-type="float" office:value="1.69244135368414" calcext:value-type="float">
            <text:p>1.6924413537</text:p>
          </table:table-cell>
          <table:table-cell table:formula="of:=[.E$5]/[.E11]" office:value-type="float" office:value="5.57813195999585" calcext:value-type="float">
            <text:p>5.57813196</text:p>
          </table:table-cell>
        </table:table-row>
        <table:table-row table:style-name="ro1">
          <table:table-cell office:value-type="string" calcext:value-type="string">
            <text:p>14 cores (1 ranks / 14 threads)</text:p>
          </table:table-cell>
          <table:table-cell office:value-type="float" office:value="3.778555" calcext:value-type="float">
            <text:p>3.778555</text:p>
          </table:table-cell>
          <table:table-cell office:value-type="float" office:value="11.47289" calcext:value-type="float">
            <text:p>11.47289</text:p>
          </table:table-cell>
          <table:table-cell office:value-type="float" office:value="29.424832" calcext:value-type="float">
            <text:p>29.424832</text:p>
          </table:table-cell>
          <table:table-cell office:value-type="float" office:value="110.596787" calcext:value-type="float">
            <text:p>110.59678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B$5]/[.B12]" office:value-type="float" office:value="0.19534001754639" calcext:value-type="float">
            <text:p>0.1953400175</text:p>
          </table:table-cell>
          <table:table-cell table:formula="of:=[.C$5]/[.C12]" office:value-type="float" office:value="0.632016344617616" calcext:value-type="float">
            <text:p>0.6320163446</text:p>
          </table:table-cell>
          <table:table-cell table:formula="of:=[.D$5]/[.D12]" office:value-type="float" office:value="2.28918146414566" calcext:value-type="float">
            <text:p>2.2891814641</text:p>
          </table:table-cell>
          <table:table-cell table:formula="of:=[.E$5]/[.E12]" office:value-type="float" office:value="5.76120006994417" calcext:value-type="float">
            <text:p>5.7612000699</text:p>
          </table:table-cell>
        </table:table-row>
        <table:table-row table:style-name="ro1">
          <table:table-cell office:value-type="string" calcext:value-type="string">
            <text:p>16 cores (1 ranks / 16 threads)</text:p>
          </table:table-cell>
          <table:table-cell office:value-type="float" office:value="4.133274" calcext:value-type="float">
            <text:p>4.133274</text:p>
          </table:table-cell>
          <table:table-cell office:value-type="float" office:value="12.522158" calcext:value-type="float">
            <text:p>12.522158</text:p>
          </table:table-cell>
          <table:table-cell office:value-type="float" office:value="36.708747" calcext:value-type="float">
            <text:p>36.708747</text:p>
          </table:table-cell>
          <table:table-cell office:value-type="float" office:value="106.835101" calcext:value-type="float">
            <text:p>106.83510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B$5]/[.B13]" office:value-type="float" office:value="0.178575869879422" calcext:value-type="float">
            <text:p>0.1785758699</text:p>
          </table:table-cell>
          <table:table-cell table:formula="of:=[.C$5]/[.C13]" office:value-type="float" office:value="0.57905785887704" calcext:value-type="float">
            <text:p>0.5790578589</text:p>
          </table:table-cell>
          <table:table-cell table:formula="of:=[.D$5]/[.D13]" office:value-type="float" office:value="1.83495176231431" calcext:value-type="float">
            <text:p>1.8349517623</text:p>
          </table:table-cell>
          <table:table-cell table:formula="of:=[.E$5]/[.E13]" office:value-type="float" office:value="5.96405311583877" calcext:value-type="float">
            <text:p>5.9640531158</text:p>
          </table:table-cell>
        </table:table-row>
        <table:table-row table:style-name="ro1">
          <table:table-cell office:value-type="string" calcext:value-type="string">
            <text:p>18 cores (1 ranks / 18 threads)</text:p>
          </table:table-cell>
          <table:table-cell office:value-type="float" office:value="4.238796" calcext:value-type="float">
            <text:p>4.238796</text:p>
          </table:table-cell>
          <table:table-cell office:value-type="float" office:value="12.934022" calcext:value-type="float">
            <text:p>12.934022</text:p>
          </table:table-cell>
          <table:table-cell office:value-type="float" office:value="29.866032" calcext:value-type="float">
            <text:p>29.866032</text:p>
          </table:table-cell>
          <table:table-cell office:value-type="float" office:value="111.597071" calcext:value-type="float">
            <text:p>111.59707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B$5]/[.B14]" office:value-type="float" office:value="0.174130342672778" calcext:value-type="float">
            <text:p>0.1741303427</text:p>
          </table:table-cell>
          <table:table-cell table:formula="of:=[.C$5]/[.C14]" office:value-type="float" office:value="0.560618653656225" calcext:value-type="float">
            <text:p>0.5606186537</text:p>
          </table:table-cell>
          <table:table-cell table:formula="of:=[.D$5]/[.D14]" office:value-type="float" office:value="2.25536422113256" calcext:value-type="float">
            <text:p>2.2553642211</text:p>
          </table:table-cell>
          <table:table-cell table:formula="of:=[.E$5]/[.E14]" office:value-type="float" office:value="5.70956039697493" calcext:value-type="float">
            <text:p>5.709560397</text:p>
          </table:table-cell>
        </table:table-row>
        <table:table-row table:style-name="ro1">
          <table:table-cell office:value-type="string" calcext:value-type="string">
            <text:p>20 cores (1 ranks / 20 threads)</text:p>
          </table:table-cell>
          <table:table-cell office:value-type="float" office:value="4.288172" calcext:value-type="float">
            <text:p>4.288172</text:p>
          </table:table-cell>
          <table:table-cell office:value-type="float" office:value="13.535182" calcext:value-type="float">
            <text:p>13.535182</text:p>
          </table:table-cell>
          <table:table-cell office:value-type="float" office:value="29.957838" calcext:value-type="float">
            <text:p>29.957838</text:p>
          </table:table-cell>
          <table:table-cell office:value-type="float" office:value="106.916811" calcext:value-type="float">
            <text:p>106.91681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B$5]/[.B15]" office:value-type="float" office:value="0.172125325196844" calcext:value-type="float">
            <text:p>0.1721253252</text:p>
          </table:table-cell>
          <table:table-cell table:formula="of:=[.C$5]/[.C15]" office:value-type="float" office:value="0.535718987746157" calcext:value-type="float">
            <text:p>0.5357189877</text:p>
          </table:table-cell>
          <table:table-cell table:formula="of:=[.D$5]/[.D15]" office:value-type="float" office:value="2.24845264200975" calcext:value-type="float">
            <text:p>2.248452642</text:p>
          </table:table-cell>
          <table:table-cell table:formula="of:=[.E$5]/[.E15]" office:value-type="float" office:value="5.95949515366671" calcext:value-type="float">
            <text:p>5.9594951537</text:p>
          </table:table-cell>
        </table:table-row>
        <table:table-row table:style-name="ro1">
          <table:table-cell office:value-type="string" calcext:value-type="string">
            <text:p>22 cores (1 ranks / 22 threads)</text:p>
          </table:table-cell>
          <table:table-cell office:value-type="float" office:value="4.485655" calcext:value-type="float">
            <text:p>4.485655</text:p>
          </table:table-cell>
          <table:table-cell office:value-type="float" office:value="13.78961" calcext:value-type="float">
            <text:p>13.78961</text:p>
          </table:table-cell>
          <table:table-cell office:value-type="float" office:value="33.744401" calcext:value-type="float">
            <text:p>33.744401</text:p>
          </table:table-cell>
          <table:table-cell office:value-type="float" office:value="105.034705" calcext:value-type="float">
            <text:p>105.03470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B$5]/[.B16]" office:value-type="float" office:value="0.164547429528129" calcext:value-type="float">
            <text:p>0.1645474295</text:p>
          </table:table-cell>
          <table:table-cell table:formula="of:=[.C$5]/[.C16]" office:value-type="float" office:value="0.52583459575724" calcext:value-type="float">
            <text:p>0.5258345958</text:p>
          </table:table-cell>
          <table:table-cell table:formula="of:=[.D$5]/[.D16]" office:value-type="float" office:value="1.99614685707416" calcext:value-type="float">
            <text:p>1.9961468571</text:p>
          </table:table-cell>
          <table:table-cell table:formula="of:=[.E$5]/[.E16]" office:value-type="float" office:value="6.06628273007479" calcext:value-type="float">
            <text:p>6.0662827301</text:p>
          </table:table-cell>
        </table:table-row>
        <table:table-row table:style-name="ro1">
          <table:table-cell office:value-type="string" calcext:value-type="string">
            <text:p>24 cores (1 ranks / 24 threads)</text:p>
          </table:table-cell>
          <table:table-cell office:value-type="float" office:value="4.592452" calcext:value-type="float">
            <text:p>4.592452</text:p>
          </table:table-cell>
          <table:table-cell office:value-type="float" office:value="14.475485" calcext:value-type="float">
            <text:p>14.475485</text:p>
          </table:table-cell>
          <table:table-cell office:value-type="float" office:value="31.417231" calcext:value-type="float">
            <text:p>31.417231</text:p>
          </table:table-cell>
          <table:table-cell office:value-type="float" office:value="103.906328" calcext:value-type="float">
            <text:p>103.90632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B$5]/[.B17]" office:value-type="float" office:value="0.160720895939685" calcext:value-type="float">
            <text:p>0.1607208959</text:p>
          </table:table-cell>
          <table:table-cell table:formula="of:=[.C$5]/[.C17]" office:value-type="float" office:value="0.500919589222745" calcext:value-type="float">
            <text:p>0.5009195892</text:p>
          </table:table-cell>
          <table:table-cell table:formula="of:=[.D$5]/[.D17]" office:value-type="float" office:value="2.14400753522804" calcext:value-type="float">
            <text:p>2.1440075352</text:p>
          </table:table-cell>
          <table:table-cell table:formula="of:=[.E$5]/[.E17]" office:value-type="float" office:value="6.13215989116659" calcext:value-type="float">
            <text:p>6.1321598912</text:p>
          </table:table-cell>
        </table:table-row>
        <table:table-row table:style-name="ro1">
          <table:table-cell office:value-type="string" calcext:value-type="string">
            <text:p>28 cores (1 ranks / 28 threads)</text:p>
          </table:table-cell>
          <table:table-cell office:value-type="float" office:value="4.779915" calcext:value-type="float">
            <text:p>4.779915</text:p>
          </table:table-cell>
          <table:table-cell office:value-type="float" office:value="15.733621" calcext:value-type="float">
            <text:p>15.733621</text:p>
          </table:table-cell>
          <table:table-cell office:value-type="float" office:value="35.537456" calcext:value-type="float">
            <text:p>35.537456</text:p>
          </table:table-cell>
          <table:table-cell office:value-type="float" office:value="108.89818" calcext:value-type="float">
            <text:p>108.8981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B$5]/[.B18]" office:value-type="float" office:value="0.154417599476141" calcext:value-type="float">
            <text:p>0.1544175995</text:p>
          </table:table-cell>
          <table:table-cell table:formula="of:=[.C$5]/[.C18]" office:value-type="float" office:value="0.460863649887079" calcext:value-type="float">
            <text:p>0.4608636499</text:p>
          </table:table-cell>
          <table:table-cell table:formula="of:=[.D$5]/[.D18]" office:value-type="float" office:value="1.89543055642475" calcext:value-type="float">
            <text:p>1.8954305564</text:p>
          </table:table-cell>
          <table:table-cell table:formula="of:=[.E$5]/[.E18]" office:value-type="float" office:value="5.8510639663583" calcext:value-type="float">
            <text:p>5.85106396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30T12:19:13.021330949</dc:date>
    <dc:creator>martin </dc:creator>
    <meta:editing-duration>PT3M39S</meta:editing-duration>
    <meta:editing-cycles>1</meta:editing-cycles>
    <meta:document-statistic meta:table-count="1" meta:cell-count="152" meta:object-count="1"/>
    <meta:generator>LibreOffice/5.0.3.2$Linux_X86_64 LibreOffice_project/e5f16313668ac592c1bfb310f4390624e3dbfb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6cm" svg:y="3.454cm" style:legend-expansion="high" chart:style-name="ch2"/>
        <chart:plot-area chart:style-name="ch3" table:cell-range-address="summary_time_a1_n0032.H4:summary_time_a1_n0032.L18" chart:data-source-has-labels="row" svg:x="0.32cm" svg:y="0.18cm" svg:width="12.72cm" svg:height="8.64cm">
          <chartooo:coordinate-region svg:x="0.756cm" svg:y="0.379cm" svg:width="12.09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ummary_time_a1_n0032.I5:summary_time_a1_n0032.I18" chart:label-cell-address="summary_time_a1_n0032.I4:summary_time_a1_n0032.I4" chart:class="chart:scatter">
            <chart:domain table:cell-range-address="summary_time_a1_n0032.H5:summary_time_a1_n0032.H18"/>
            <chart:data-point chart:repeated="14"/>
          </chart:series>
          <chart:series chart:style-name="ch7" chart:values-cell-range-address="summary_time_a1_n0032.J5:summary_time_a1_n0032.J18" chart:label-cell-address="summary_time_a1_n0032.J4:summary_time_a1_n0032.J4" chart:class="chart:scatter">
            <chart:data-point chart:repeated="14"/>
          </chart:series>
          <chart:series chart:style-name="ch8" chart:values-cell-range-address="summary_time_a1_n0032.K5:summary_time_a1_n0032.K18" chart:label-cell-address="summary_time_a1_n0032.K4:summary_time_a1_n0032.K4" chart:class="chart:scatter">
            <chart:data-point chart:repeated="14"/>
          </chart:series>
          <chart:series chart:style-name="ch9" chart:values-cell-range-address="summary_time_a1_n0032.L5:summary_time_a1_n0032.L18" chart:label-cell-address="summary_time_a1_n0032.L4:summary_time_a1_n0032.L4" chart:class="chart:scatte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32x32</text:p>
                <draw:g>
                  <svg:desc>summary_time_a1_n0032.I4:summary_time_a1_n0032.I4</svg:desc>
                </draw:g>
              </table:table-cell>
              <table:table-cell office:value-type="string">
                <text:p>64x64</text:p>
                <draw:g>
                  <svg:desc>summary_time_a1_n0032.J4:summary_time_a1_n0032.J4</svg:desc>
                </draw:g>
              </table:table-cell>
              <table:table-cell office:value-type="string">
                <text:p>128x128</text:p>
                <draw:g>
                  <svg:desc>summary_time_a1_n0032.K4:summary_time_a1_n0032.K4</svg:desc>
                </draw:g>
              </table:table-cell>
              <table:table-cell office:value-type="string">
                <text:p>256x256</text:p>
                <draw:g>
                  <svg:desc>summary_time_a1_n0032.L4:summary_time_a1_n0032.L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ummary_time_a1_n0032.H5:summary_time_a1_n0032.H18</svg:desc>
                </draw:g>
              </table:table-cell>
              <table:table-cell office:value-type="float" office:value="1">
                <text:p>1</text:p>
                <draw:g>
                  <svg:desc>summary_time_a1_n0032.I5:summary_time_a1_n0032.I18</svg:desc>
                </draw:g>
              </table:table-cell>
              <table:table-cell office:value-type="float" office:value="1">
                <text:p>1</text:p>
                <draw:g>
                  <svg:desc>summary_time_a1_n0032.J5:summary_time_a1_n0032.J18</svg:desc>
                </draw:g>
              </table:table-cell>
              <table:table-cell office:value-type="float" office:value="1">
                <text:p>1</text:p>
                <draw:g>
                  <svg:desc>summary_time_a1_n0032.K5:summary_time_a1_n0032.K18</svg:desc>
                </draw:g>
              </table:table-cell>
              <table:table-cell office:value-type="float" office:value="1">
                <text:p>1</text:p>
                <draw:g>
                  <svg:desc>summary_time_a1_n0032.L5:summary_time_a1_n0032.L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75513548298475">
                <text:p>0.275513548298475</text:p>
              </table:table-cell>
              <table:table-cell office:value-type="float" office:value="0.789446643504947">
                <text:p>0.789446643504947</text:p>
              </table:table-cell>
              <table:table-cell office:value-type="float" office:value="1.36874174124863">
                <text:p>1.36874174124863</text:p>
              </table:table-cell>
              <table:table-cell office:value-type="float" office:value="1.70142483419959">
                <text:p>1.701424834199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246295324278627">
                <text:p>0.246295324278627</text:p>
              </table:table-cell>
              <table:table-cell office:value-type="float" office:value="0.853047111943512">
                <text:p>0.853047111943512</text:p>
              </table:table-cell>
              <table:table-cell office:value-type="float" office:value="1.83596725541065">
                <text:p>1.83596725541065</text:p>
              </table:table-cell>
              <table:table-cell office:value-type="float" office:value="2.82603572331122">
                <text:p>2.826035723311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211271084802913">
                <text:p>0.211271084802913</text:p>
              </table:table-cell>
              <table:table-cell office:value-type="float" office:value="0.784834270343357">
                <text:p>0.784834270343357</text:p>
              </table:table-cell>
              <table:table-cell office:value-type="float" office:value="1.84927397385811">
                <text:p>1.84927397385811</text:p>
              </table:table-cell>
              <table:table-cell office:value-type="float" office:value="3.86182974045364">
                <text:p>3.861829740453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195503620417795">
                <text:p>0.195503620417795</text:p>
              </table:table-cell>
              <table:table-cell office:value-type="float" office:value="0.790663328989497">
                <text:p>0.790663328989497</text:p>
              </table:table-cell>
              <table:table-cell office:value-type="float" office:value="1.96994279604812">
                <text:p>1.96994279604812</text:p>
              </table:table-cell>
              <table:table-cell office:value-type="float" office:value="4.44975549852979">
                <text:p>4.449755498529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188280198365558">
                <text:p>0.188280198365558</text:p>
              </table:table-cell>
              <table:table-cell office:value-type="float" office:value="0.69065938477766">
                <text:p>0.69065938477766</text:p>
              </table:table-cell>
              <table:table-cell office:value-type="float" office:value="2.40628517639326">
                <text:p>2.40628517639326</text:p>
              </table:table-cell>
              <table:table-cell office:value-type="float" office:value="5.135979494522">
                <text:p>5.135979494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183598029158661">
                <text:p>0.183598029158661</text:p>
              </table:table-cell>
              <table:table-cell office:value-type="float" office:value="0.686253566106992">
                <text:p>0.686253566106992</text:p>
              </table:table-cell>
              <table:table-cell office:value-type="float" office:value="1.69244135368414">
                <text:p>1.69244135368414</text:p>
              </table:table-cell>
              <table:table-cell office:value-type="float" office:value="5.57813195999585">
                <text:p>5.578131959995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0.19534001754639">
                <text:p>0.19534001754639</text:p>
              </table:table-cell>
              <table:table-cell office:value-type="float" office:value="0.632016344617616">
                <text:p>0.632016344617616</text:p>
              </table:table-cell>
              <table:table-cell office:value-type="float" office:value="2.28918146414566">
                <text:p>2.28918146414566</text:p>
              </table:table-cell>
              <table:table-cell office:value-type="float" office:value="5.76120006994417">
                <text:p>5.761200069944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178575869879422">
                <text:p>0.178575869879422</text:p>
              </table:table-cell>
              <table:table-cell office:value-type="float" office:value="0.57905785887704">
                <text:p>0.57905785887704</text:p>
              </table:table-cell>
              <table:table-cell office:value-type="float" office:value="1.83495176231431">
                <text:p>1.83495176231431</text:p>
              </table:table-cell>
              <table:table-cell office:value-type="float" office:value="5.96405311583877">
                <text:p>5.964053115838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0.174130342672778">
                <text:p>0.174130342672778</text:p>
              </table:table-cell>
              <table:table-cell office:value-type="float" office:value="0.560618653656225">
                <text:p>0.560618653656225</text:p>
              </table:table-cell>
              <table:table-cell office:value-type="float" office:value="2.25536422113256">
                <text:p>2.25536422113256</text:p>
              </table:table-cell>
              <table:table-cell office:value-type="float" office:value="5.70956039697493">
                <text:p>5.709560396974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172125325196844">
                <text:p>0.172125325196844</text:p>
              </table:table-cell>
              <table:table-cell office:value-type="float" office:value="0.535718987746157">
                <text:p>0.535718987746157</text:p>
              </table:table-cell>
              <table:table-cell office:value-type="float" office:value="2.24845264200975">
                <text:p>2.24845264200975</text:p>
              </table:table-cell>
              <table:table-cell office:value-type="float" office:value="5.95949515366671">
                <text:p>5.959495153666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0.164547429528129">
                <text:p>0.164547429528129</text:p>
              </table:table-cell>
              <table:table-cell office:value-type="float" office:value="0.52583459575724">
                <text:p>0.52583459575724</text:p>
              </table:table-cell>
              <table:table-cell office:value-type="float" office:value="1.99614685707416">
                <text:p>1.99614685707416</text:p>
              </table:table-cell>
              <table:table-cell office:value-type="float" office:value="6.06628273007479">
                <text:p>6.066282730074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0.160720895939685">
                <text:p>0.160720895939685</text:p>
              </table:table-cell>
              <table:table-cell office:value-type="float" office:value="0.500919589222745">
                <text:p>0.500919589222745</text:p>
              </table:table-cell>
              <table:table-cell office:value-type="float" office:value="2.14400753522804">
                <text:p>2.14400753522804</text:p>
              </table:table-cell>
              <table:table-cell office:value-type="float" office:value="6.13215989116659">
                <text:p>6.132159891166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0.154417599476141">
                <text:p>0.154417599476141</text:p>
              </table:table-cell>
              <table:table-cell office:value-type="float" office:value="0.460863649887079">
                <text:p>0.460863649887079</text:p>
              </table:table-cell>
              <table:table-cell office:value-type="float" office:value="1.89543055642475">
                <text:p>1.89543055642475</text:p>
              </table:table-cell>
              <table:table-cell office:value-type="float" office:value="5.8510639663583">
                <text:p>5.85106396635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